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ffffff" fo:border-right="none" fo:border-top="none" fo:border-bottom="0.05pt solid #ffffff"/>
    </style:style>
    <style:style style:name="Tableau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Tableau3.2" style:family="table-row">
      <style:table-row-properties style:min-row-height="3.418cm"/>
    </style:style>
    <style:style style:name="Tableau3.A2" style:family="table-cell">
      <style:table-cell-properties fo:padding="0.097cm" fo:border-left="0.05pt solid #ffffff" fo:border-right="none" fo:border-top="none" fo:border-bottom="0.05pt solid #ffffff"/>
    </style:style>
    <style:style style:name="Tableau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3.4" style:family="table-row">
      <style:table-row-properties style:min-row-height="2.662cm"/>
    </style:style>
    <style:style style:name="Tableau3.5" style:family="table-row">
      <style:table-row-properties style:min-row-height="0.688cm"/>
    </style:style>
    <style:style style:name="Tableau3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Standard" style:list-style-name="L7">
      <style:text-properties officeooo:rsid="0040585b" officeooo:paragraph-rsid="0044595e"/>
    </style:style>
    <style:style style:name="P4" style:family="paragraph" style:parent-style-name="Standard" style:list-style-name="L3">
      <style:text-properties style:use-window-font-color="true" officeooo:rsid="003ee05b" officeooo:paragraph-rsid="00504cc8" fo:background-color="#fc5c00"/>
    </style:style>
    <style:style style:name="P5" style:family="paragraph" style:parent-style-name="Standard">
      <style:text-properties style:use-window-font-color="true" officeooo:rsid="000e3d0d"/>
    </style:style>
    <style:style style:name="P6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3bf4c8"/>
    </style:style>
    <style:style style:name="P7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55dae6"/>
    </style:style>
    <style:style style:name="P8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9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10" style:family="paragraph" style:parent-style-name="Standard">
      <style:text-properties style:use-window-font-color="true" style:font-name="Liberation Serif" fo:font-size="12pt" officeooo:rsid="000e3d0d" style:font-size-asian="12pt" style:font-size-complex="12pt"/>
    </style:style>
    <style:style style:name="P11" style:family="paragraph" style:parent-style-name="Standard">
      <style:text-properties style:use-window-font-color="true" style:font-name="Liberation Serif" officeooo:rsid="000e3d0d"/>
    </style:style>
    <style:style style:name="P12" style:family="paragraph" style:parent-style-name="Standard">
      <style:text-properties fo:font-variant="normal" fo:text-transform="none" style:use-window-font-color="tru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6ab3ef" style:font-weight-asian="bold" style:font-weight-complex="bold"/>
    </style:style>
    <style:style style:name="P16" style:family="paragraph" style:parent-style-name="Table_20_Contents" style:list-style-name="L1">
      <style:text-properties style:use-window-font-color="true" fo:font-style="normal" officeooo:rsid="000ef1b2" officeooo:paragraph-rsid="000ef1b2" fo:background-color="#fc5c00" style:font-style-asian="normal" style:font-style-complex="normal"/>
    </style:style>
    <style:style style:name="P17" style:family="paragraph" style:parent-style-name="Table_20_Contents" style:list-style-name="L1">
      <style:text-properties style:use-window-font-color="true" fo:font-style="normal" officeooo:rsid="000f040f" officeooo:paragraph-rsid="000f040f" fo:background-color="#fc5c00" style:font-style-asian="normal" style:font-style-complex="normal"/>
    </style:style>
    <style:style style:name="P18" style:family="paragraph" style:parent-style-name="Table_20_Contents" style:list-style-name="L1">
      <style:text-properties style:use-window-font-color="true" fo:font-style="normal" officeooo:rsid="0012807c" officeooo:paragraph-rsid="0012807c" fo:background-color="#fc5c00" style:font-style-asian="normal" style:font-style-complex="normal"/>
    </style:style>
    <style:style style:name="P19" style:family="paragraph" style:parent-style-name="Table_20_Contents" style:list-style-name="L1">
      <style:text-properties style:use-window-font-color="true" fo:font-style="normal" officeooo:rsid="0012c609" officeooo:paragraph-rsid="0012c609" fo:background-color="#fc5c00" style:font-style-asian="normal" style:font-style-complex="normal"/>
    </style:style>
    <style:style style:name="P20" style:family="paragraph" style:parent-style-name="Table_20_Contents" style:list-style-name="L1">
      <style:text-properties style:use-window-font-color="true" fo:font-style="normal" officeooo:rsid="0013e90a" officeooo:paragraph-rsid="0013e90a" fo:background-color="#fc5c00" style:font-style-asian="normal" style:font-style-complex="normal"/>
    </style:style>
    <style:style style:name="P21" style:family="paragraph" style:parent-style-name="Table_20_Contents" style:list-style-name="L1">
      <style:text-properties style:use-window-font-color="true" officeooo:rsid="0013e90a" officeooo:paragraph-rsid="0013e90a"/>
    </style:style>
    <style:style style:name="P22" style:family="paragraph" style:parent-style-name="Table_20_Contents" style:list-style-name="L1">
      <style:text-properties style:use-window-font-color="true" officeooo:rsid="001cfd06" officeooo:paragraph-rsid="001cfd06" fo:background-color="#fc5c00"/>
    </style:style>
    <style:style style:name="P23" style:family="paragraph" style:parent-style-name="Table_20_Contents" style:list-style-name="L1">
      <style:text-properties style:use-window-font-color="true" officeooo:rsid="0022b06a" officeooo:paragraph-rsid="0022b06a" fo:background-color="#fc5c00"/>
    </style:style>
    <style:style style:name="P24" style:family="paragraph" style:parent-style-name="Table_20_Contents" style:list-style-name="L1">
      <style:text-properties style:use-window-font-color="true" officeooo:rsid="0023aca7" officeooo:paragraph-rsid="0023aca7" fo:background-color="#fc5c00"/>
    </style:style>
    <style:style style:name="P25" style:family="paragraph" style:parent-style-name="Table_20_Contents" style:list-style-name="L1">
      <style:text-properties style:use-window-font-color="true" officeooo:rsid="00274fa0" officeooo:paragraph-rsid="00274fa0" fo:background-color="#fc5c00"/>
    </style:style>
    <style:style style:name="P26" style:family="paragraph" style:parent-style-name="Table_20_Contents" style:list-style-name="L1">
      <style:text-properties style:use-window-font-color="true" officeooo:rsid="00280c6c" officeooo:paragraph-rsid="00280c6c" fo:background-color="#fc5c00"/>
    </style:style>
    <style:style style:name="P27" style:family="paragraph" style:parent-style-name="Table_20_Contents" style:list-style-name="L2">
      <style:text-properties style:use-window-font-color="true" officeooo:rsid="00463c27" officeooo:paragraph-rsid="00463c27" fo:background-color="#fc5c00"/>
    </style:style>
    <style:style style:name="P28" style:family="paragraph" style:parent-style-name="Table_20_Contents" style:list-style-name="L3">
      <style:text-properties style:use-window-font-color="true" officeooo:rsid="004b505e" officeooo:paragraph-rsid="004b505e" fo:background-color="#fc5c00"/>
    </style:style>
    <style:style style:name="P29" style:family="paragraph" style:parent-style-name="Table_20_Contents" style:list-style-name="L3">
      <style:text-properties style:use-window-font-color="true" officeooo:rsid="004bb2b4" officeooo:paragraph-rsid="004bb2b4" fo:background-color="#fc5c00"/>
    </style:style>
    <style:style style:name="P30" style:family="paragraph" style:parent-style-name="Table_20_Contents" style:list-style-name="L6">
      <style:text-properties style:use-window-font-color="true" officeooo:rsid="004bb2b4" officeooo:paragraph-rsid="0055dae6" fo:background-color="#fc5c00"/>
    </style:style>
    <style:style style:name="P31" style:family="paragraph" style:parent-style-name="Table_20_Contents" style:list-style-name="L9">
      <style:text-properties style:use-window-font-color="true" officeooo:rsid="004bb2b4" officeooo:paragraph-rsid="006ab3ef" fo:background-color="#fc5c00"/>
    </style:style>
    <style:style style:name="P32" style:family="paragraph" style:parent-style-name="Table_20_Contents" style:list-style-name="L3">
      <style:text-properties style:use-window-font-color="true" officeooo:rsid="00524975" officeooo:paragraph-rsid="00524975" fo:background-color="#fc5c00"/>
    </style:style>
    <style:style style:name="P33" style:family="paragraph" style:parent-style-name="Table_20_Contents" style:list-style-name="L3">
      <style:text-properties style:use-window-font-color="true" officeooo:rsid="00524975" officeooo:paragraph-rsid="0053ac28" fo:background-color="#fc5c00"/>
    </style:style>
    <style:style style:name="P34" style:family="paragraph" style:parent-style-name="Table_20_Contents" style:list-style-name="L6">
      <style:text-properties style:use-window-font-color="true" officeooo:rsid="00524975" officeooo:paragraph-rsid="0055dae6" fo:background-color="#fc5c00"/>
    </style:style>
    <style:style style:name="P35" style:family="paragraph" style:parent-style-name="Table_20_Contents" style:list-style-name="L9">
      <style:text-properties style:use-window-font-color="true" officeooo:rsid="00524975" officeooo:paragraph-rsid="006ab3ef" fo:background-color="#fc5c00"/>
    </style:style>
    <style:style style:name="P36" style:family="paragraph" style:parent-style-name="Table_20_Contents" style:list-style-name="L3">
      <style:text-properties style:use-window-font-color="true" officeooo:rsid="0053ac28" officeooo:paragraph-rsid="0053ac28" fo:background-color="#fc5c00"/>
    </style:style>
    <style:style style:name="P37" style:family="paragraph" style:parent-style-name="Table_20_Contents">
      <style:text-properties style:use-window-font-color="true" officeooo:rsid="0053ac28" officeooo:paragraph-rsid="0055dae6" fo:background-color="#fc5c00"/>
    </style:style>
    <style:style style:name="P38" style:family="paragraph" style:parent-style-name="Table_20_Contents">
      <style:text-properties style:use-window-font-color="true" officeooo:rsid="0053ac28" officeooo:paragraph-rsid="006ab3ef" fo:background-color="#fc5c00"/>
    </style:style>
    <style:style style:name="P39" style:family="paragraph" style:parent-style-name="Table_20_Contents" style:list-style-name="L4">
      <style:text-properties style:use-window-font-color="true" officeooo:rsid="00578c38" officeooo:paragraph-rsid="00578c38" fo:background-color="#fc5c00"/>
    </style:style>
    <style:style style:name="P40" style:family="paragraph" style:parent-style-name="Table_20_Contents" style:list-style-name="L4">
      <style:text-properties style:use-window-font-color="true" officeooo:rsid="0059f1ca" officeooo:paragraph-rsid="0059f1ca" fo:background-color="#fc5c00"/>
    </style:style>
    <style:style style:name="P41" style:family="paragraph" style:parent-style-name="Table_20_Contents" style:list-style-name="L4">
      <style:text-properties style:use-window-font-color="true" officeooo:rsid="005ad277" officeooo:paragraph-rsid="0055dae6" fo:background-color="#fc5c00"/>
    </style:style>
    <style:style style:name="P42" style:family="paragraph" style:parent-style-name="Table_20_Contents" style:list-style-name="L5">
      <style:text-properties style:use-window-font-color="true" officeooo:rsid="0064452b" officeooo:paragraph-rsid="0064452b" fo:background-color="#fc5c00"/>
    </style:style>
    <style:style style:name="P43" style:family="paragraph" style:parent-style-name="Table_20_Contents" style:list-style-name="L5">
      <style:text-properties style:use-window-font-color="true" officeooo:rsid="0064bee0" officeooo:paragraph-rsid="0064bee0" fo:background-color="#fc5c00"/>
    </style:style>
    <style:style style:name="P44" style:family="paragraph" style:parent-style-name="Table_20_Contents" style:list-style-name="L8">
      <style:text-properties style:use-window-font-color="true" officeooo:rsid="0064bee0" officeooo:paragraph-rsid="006ab3ef" fo:background-color="#fc5c00"/>
    </style:style>
    <style:style style:name="P45" style:family="paragraph" style:parent-style-name="Table_20_Contents" style:list-style-name="L10">
      <style:text-properties style:use-window-font-color="true" officeooo:rsid="006cbec2" officeooo:paragraph-rsid="006cbec2" fo:background-color="#fc5c00"/>
    </style:style>
    <style:style style:name="P46" style:family="paragraph" style:parent-style-name="Table_20_Contents" style:list-style-name="L10">
      <style:text-properties style:use-window-font-color="true" officeooo:rsid="006f1c2d" officeooo:paragraph-rsid="006f1c2d" fo:background-color="#fc5c00"/>
    </style:style>
    <style:style style:name="P47" style:family="paragraph" style:parent-style-name="Table_20_Contents" style:list-style-name="L10">
      <style:text-properties style:use-window-font-color="true" officeooo:rsid="0070618d" officeooo:paragraph-rsid="0070618d" fo:background-color="#fc5c00"/>
    </style:style>
    <style:style style:name="P48" style:family="paragraph" style:parent-style-name="Table_20_Contents" style:list-style-name="L10">
      <style:text-properties style:use-window-font-color="true" officeooo:rsid="00708786" officeooo:paragraph-rsid="00708786" fo:background-color="#fc5c00"/>
    </style:style>
    <style:style style:name="P49" style:family="paragraph" style:parent-style-name="Table_20_Contents" style:list-style-name="L10">
      <style:text-properties style:use-window-font-color="true" officeooo:rsid="0072acf3" officeooo:paragraph-rsid="0072acf3" fo:background-color="#fc5c00"/>
    </style:style>
    <style:style style:name="P50" style:family="paragraph" style:parent-style-name="Table_20_Contents" style:list-style-name="L10">
      <style:text-properties style:use-window-font-color="true" officeooo:rsid="0073f6eb" officeooo:paragraph-rsid="0073f6eb" fo:background-color="#fc5c00"/>
    </style:style>
    <style:style style:name="P51" style:family="paragraph" style:parent-style-name="Table_20_Contents" style:list-style-name="L1">
      <style:text-properties style:use-window-font-color="true" officeooo:rsid="00280c6c" officeooo:paragraph-rsid="00280c6c" fo:background-color="#876900"/>
    </style:style>
    <style:style style:name="P52" style:family="paragraph" style:parent-style-name="Table_20_Contents" style:list-style-name="L2">
      <style:text-properties style:use-window-font-color="true" officeooo:rsid="0037c7c6" officeooo:paragraph-rsid="0037c7c6" fo:background-color="#876900"/>
    </style:style>
    <style:style style:name="P53" style:family="paragraph" style:parent-style-name="Table_20_Contents" style:list-style-name="L1">
      <style:text-properties style:use-window-font-color="true" officeooo:rsid="002fda53" officeooo:paragraph-rsid="002fda53" fo:background-color="#106802"/>
    </style:style>
    <style:style style:name="P54" style:family="paragraph" style:parent-style-name="Table_20_Contents" style:list-style-name="L2">
      <style:text-properties style:use-window-font-color="true" officeooo:rsid="0036b881" officeooo:paragraph-rsid="0036b881" fo:background-color="#106802"/>
    </style:style>
    <style:style style:name="P55" style:family="paragraph" style:parent-style-name="Table_20_Contents" style:list-style-name="L2">
      <style:text-properties style:use-window-font-color="true" fo:language="pl" fo:country="PL" officeooo:rsid="003291dd" officeooo:paragraph-rsid="003291dd" fo:background-color="#fc5c00"/>
    </style:style>
    <style:style style:name="P56" style:family="paragraph" style:parent-style-name="Table_20_Contents" style:list-style-name="L2">
      <style:text-properties style:use-window-font-color="true" fo:language="fr" fo:country="BE" officeooo:rsid="0034e6f2" officeooo:paragraph-rsid="0034e6f2" fo:background-color="#fc5c00"/>
    </style:style>
    <style:style style:name="P57" style:family="paragraph" style:parent-style-name="Table_20_Contents" style:list-style-name="L5">
      <style:text-properties style:use-window-font-color="true" fo:language="fr" fo:country="BE" officeooo:rsid="006080e7" officeooo:paragraph-rsid="006080e7" fo:background-color="#fc5c00"/>
    </style:style>
    <style:style style:name="P58" style:family="paragraph" style:parent-style-name="Table_20_Contents" style:list-style-name="L11">
      <style:text-properties style:use-window-font-color="true" fo:language="fr" fo:country="BE" officeooo:rsid="0074c36c" officeooo:paragraph-rsid="0074c36c" fo:background-color="#fc5c00"/>
    </style:style>
    <style:style style:name="P59" style:family="paragraph" style:parent-style-name="Table_20_Contents" style:list-style-name="L11">
      <style:text-properties style:use-window-font-color="true" fo:language="fr" fo:country="BE" officeooo:rsid="0074cc8b" officeooo:paragraph-rsid="0074cc8b" fo:background-color="#fc5c00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3ac28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5dae6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6ab3ef"/>
    </style:style>
    <style:style style:name="P63" style:family="paragraph" style:parent-style-name="Text_20_body">
      <style:text-properties style:use-window-font-color="true" officeooo:rsid="0029290a" officeooo:paragraph-rsid="0029290a" fo:background-color="#fc5c00"/>
    </style:style>
    <style:style style:name="P64" style:family="paragraph" style:parent-style-name="Text_20_body">
      <style:text-properties style:use-window-font-color="true" officeooo:rsid="0029ec91" officeooo:paragraph-rsid="0029ec91" fo:background-color="#106802"/>
    </style:style>
    <style:style style:name="P65" style:family="paragraph" style:parent-style-name="Text_20_body">
      <style:text-properties style:use-window-font-color="true" officeooo:rsid="0029ec91" officeooo:paragraph-rsid="0029ec91" fo:background-color="#530260"/>
    </style:style>
    <style:style style:name="P66" style:family="paragraph" style:parent-style-name="Text_20_body">
      <style:text-properties style:use-window-font-color="true" officeooo:rsid="002c02ec" officeooo:paragraph-rsid="002c02ec" fo:background-color="#023f62"/>
    </style:style>
    <style:style style:name="P67" style:family="paragraph" style:parent-style-name="Text_20_body">
      <style:text-properties style:use-window-font-color="true" officeooo:rsid="002c9978" officeooo:paragraph-rsid="002c9978" fo:background-color="#876900"/>
    </style:style>
    <style:style style:name="P68" style:family="paragraph" style:parent-style-name="Text_20_body">
      <style:text-properties style:use-window-font-color="true" officeooo:rsid="0028aba7" officeooo:paragraph-rsid="0028aba7"/>
    </style:style>
    <style:style style:name="T1" style:family="text">
      <style:text-properties officeooo:rsid="00177d6b"/>
    </style:style>
    <style:style style:name="T2" style:family="text">
      <style:text-properties officeooo:rsid="0019bd11"/>
    </style:style>
    <style:style style:name="T3" style:family="text">
      <style:text-properties officeooo:rsid="001de822"/>
    </style:style>
    <style:style style:name="T4" style:family="text">
      <style:text-properties fo:language="fr" fo:country="BE"/>
    </style:style>
    <style:style style:name="T5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use-window-font-color="tru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9" style:family="text">
      <style:text-properties officeooo:rsid="0055dae6"/>
    </style:style>
    <style:style style:name="T10" style:family="text">
      <style:text-properties officeooo:rsid="00684732"/>
    </style:style>
    <style:style style:name="T11" style:family="text">
      <style:text-properties officeooo:rsid="006ab3ef"/>
    </style:style>
    <style:style style:name="T12" style:family="text">
      <style:text-properties officeooo:rsid="00720079"/>
    </style:style>
    <style:style style:name="T13" style:family="text">
      <style:text-properties officeooo:rsid="007365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WEB PROJECT</text:p>
      <text:p text:style-name="P64">JAVA</text:p>
      <text:p text:style-name="P65">SGBD</text:p>
      <text:p text:style-name="P66">ANALYSE</text:p>
      <text:p text:style-name="P67">AUTRES</text:p>
      <text:p text:style-name="P6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1">Mardi 07/04/2020</text:p>
          </table:table-cell>
        </table:table-row>
        <table:table-row table:style-name="Tableau1.2">
          <table:table-cell table:style-name="Tableau1.A2" office:value-type="string">
            <text:list xml:id="list2036661788" text:style-name="L1">
              <text:list-item>
                <text:p text:style-name="P16">Implement <text:s/>password_hash + password_verify. Had a bug because in the DB, pswd was varchar(50) but needed more than 50. Put it at 100, → now it works.</text:p>
              </text:list-item>
              <text:list-item>
                <text:p text:style-name="P17">Correct mod<text:span text:style-name="T2">i</text:span>fy password bug in account view</text:p>
              </text:list-item>
              <text:list-item>
                <text:p text:style-name="P18">modify admin with password «admin»</text:p>
              </text:list-item>
              <text:list-item>
                <text:p text:style-name="P19">add basis of admin panel</text:p>
              </text:list-item>
              <text:list-item>
                <text:p text:style-name="P20">add allclient <text:span text:style-name="T1">→ view is working</text:span></text:p>
                <text:p text:style-name="P21"/>
              </text:list-item>
            </text:list>
          </table:table-cell>
          <table:table-cell table:style-name="Tableau1.B2" office:value-type="string">
            <text:list xml:id="list123029492099663" text:continue-numbering="true" text:style-name="L1">
              <text:list-item>
                <text:p text:style-name="P22">Modify css for the button delete</text:p>
              </text:list-item>
              <text:list-item>
                <text:p text:style-name="P22">Modify css for the button logout, adding a media quer<text:span text:style-name="T3">y </text:span></text:p>
              </text:list-item>
              <text:list-item>
                <text:p text:style-name="P23">add delete in user </text:p>
              </text:list-item>
              <text:list-item>
                <text:p text:style-name="P24">add disabled delete of admin</text:p>
              </text:list-item>
              <text:list-item>
                <text:p text:style-name="P51">help Julien</text:p>
              </text:list-item>
              <text:list-item>
                <text:p text:style-name="P25">working delete of users by admin</text:p>
              </text:list-item>
              <text:list-item>
                <text:p text:style-name="P26">add method post, modify and delete in articles controller </text:p>
              </text:list-item>
              <text:list-item>
                <text:p text:style-name="P53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1">Mercredi 08/04/2020</text:p>
          </table:table-cell>
          <table:table-cell table:style-name="Tableau1.B2" office:value-type="string">
            <text:p text:style-name="P1">Jeudi 09/04/2020</text:p>
          </table:table-cell>
        </table:table-row>
        <table:table-row table:style-name="Tableau1.4">
          <table:table-cell table:style-name="Tableau1.A2" office:value-type="string">
            <text:list xml:id="list2447265797" text:style-name="L2">
              <text:list-item>
                <text:p text:style-name="P55">I<text:span text:style-name="T4">mplement sellArticle class</text:span></text:p>
              </text:list-item>
              <text:list-item>
                <text:p text:style-name="P56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23030398577707" text:continue-numbering="true" text:style-name="L2">
              <text:list-item>
                <text:p text:style-name="P54">Garage JAVA</text:p>
              </text:list-item>
              <text:list-item>
                <text:p text:style-name="P52">Ask help to teachers</text:p>
              </text:list-item>
              <text:list-item>
                <text:p text:style-name="P27">Essai d implémenter la solution du prof</text:p>
                <text:p text:style-name="P27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1">Vendredi 10/04/2020</text:p>
          </table:table-cell>
          <table:table-cell table:style-name="Tableau1.B2" office:value-type="string">
            <text:p text:style-name="P60">Week end</text:p>
          </table:table-cell>
        </table:table-row>
        <table:table-row table:style-name="Tableau1.6">
          <table:table-cell table:style-name="Tableau1.A2" office:value-type="string">
            <text:list xml:id="list3652671972" text:style-name="L3">
              <text:list-item>
                <text:p text:style-name="P28">Ask teacher help. It worked</text:p>
              </text:list-item>
              <text:list-item>
                <text:p text:style-name="P4"><text:span text:style-name="T5">i</text:span><text:span text:style-name="T7">nit co DB in the constructor </text:span><text:span text:style-name="T6">to have it only one time.</text:span></text:p>
              </text:list-item>
              <text:list-item>
                <text:p text:style-name="P29">New bug, detail page of articles «Does not exists» … </text:p>
                <text:p text:style-name="P32"/>
              </text:list-item>
            </text:list>
          </table:table-cell>
          <table:table-cell table:style-name="Tableau1.B2" office:value-type="string">
            <text:list xml:id="list123030837699671" text:continue-numbering="true" text:style-name="L3">
              <text:list-item>
                <text:p text:style-name="P33">add post of the sellarticles with lastIndexId. Work ! </text:p>
              </text:list-item>
              <text:list-item>
                <text:p text:style-name="P36">Bug of modify info users corrected.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9">13</text:span>/04/2020</text:p>
          </table:table-cell>
          <table:table-cell table:style-name="Tableau2.B1" office:value-type="string">
            <text:p text:style-name="P2">Mardi <text:span text:style-name="T9">14</text:span>/04/2020</text:p>
          </table:table-cell>
        </table:table-row>
        <table:table-row table:style-name="Tableau2.2">
          <table:table-cell table:style-name="Tableau2.A2" office:value-type="string">
            <text:list xml:id="list2178771837" text:style-name="L4">
              <text:list-item>
                <text:p text:style-name="P39">Add delete of idUser in sellarticle when deleting a user. It delete the lign.</text:p>
              </text:list-item>
              <text:list-item>
                <text:p text:style-name="P40">Test of deleting articles in the same times. NOT working.</text:p>
              </text:list-item>
            </text:list>
          </table:table-cell>
          <table:table-cell table:style-name="Tableau2.B2" office:value-type="string">
            <text:list xml:id="list123029536911418" text:continue-numbering="true" text:style-name="L4">
              <text:list-item>
                <text:p text:style-name="P41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2">Mercredi <text:span text:style-name="T9">15</text:span>/04/2020</text:p>
          </table:table-cell>
          <table:table-cell table:style-name="Tableau2.B2" office:value-type="string">
            <text:p text:style-name="P2">Jeudi <text:span text:style-name="T9">16</text:span>/04/2020</text:p>
          </table:table-cell>
        </table:table-row>
        <table:table-row table:style-name="Tableau2.4">
          <table:table-cell table:style-name="Tableau2.A2" office:value-type="string">
            <text:list xml:id="list2114174604" text:style-name="L5">
              <text:list-item>
                <text:p text:style-name="P57">Try to implement the edit of an article. Doesn’t work. </text:p>
              </text:list-item>
              <text:list-item>
                <text:p text:style-name="P57">Prof is connected → ask help</text:p>
              </text:list-item>
            </text:list>
          </table:table-cell>
          <table:table-cell table:style-name="Tableau2.B2" office:value-type="string">
            <text:list xml:id="list123030648767781" text:continue-numbering="true" text:style-name="L5">
              <text:list-item>
                <text:p text:style-name="P42">Try to implement edit of an article</text:p>
                <text:p text:style-name="P43">→ probleme avec la requete sql… wtf</text:p>
              </text:list-item>
              <text:list-item>
                <text:p text:style-name="P43"/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2">Vendredi 1<text:span text:style-name="T9">7</text:span>/04/2020</text:p>
          </table:table-cell>
          <table:table-cell table:style-name="Tableau2.B2" office:value-type="string">
            <text:p text:style-name="P61">Week end</text:p>
          </table:table-cell>
        </table:table-row>
        <table:table-row table:style-name="Tableau2.6">
          <table:table-cell table:style-name="Tableau2.A2" office:value-type="string">
            <text:list xml:id="list3155550456" text:style-name="L6">
              <text:list-header>
                <text:p text:style-name="P30"/>
                <text:p text:style-name="P34"/>
              </text:list-header>
            </text:list>
          </table:table-cell>
          <table:table-cell table:style-name="Tableau2.B2" office:value-type="string">
            <text:p text:style-name="P37"><text:s/><text:span text:style-name="T10">repos</text:span></text:p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Lundi <text:span text:style-name="T11">20</text:span>/04/2020</text:p>
          </table:table-cell>
          <table:table-cell table:style-name="Tableau3.B1" office:value-type="string">
            <text:p text:style-name="P15">Mardi <text:span text:style-name="T11">21</text:span>/04/2020</text:p>
          </table:table-cell>
        </table:table-row>
        <table:table-row table:style-name="Tableau3.2">
          <table:table-cell table:style-name="Tableau3.A2" office:value-type="string">
            <text:list xml:id="list4205542474" text:style-name="L10">
              <text:list-item>
                <text:p text:style-name="P45">Set up du projet sur le pc portable</text:p>
              </text:list-item>
            </text:list>
          </table:table-cell>
          <table:table-cell table:style-name="Tableau3.B2" office:value-type="string">
            <text:list xml:id="list123030801531757" text:continue-numbering="true" text:style-name="L10">
              <text:list-item>
                <text:p text:style-name="P46">Add working addToCart</text:p>
              </text:list-item>
              <text:list-item>
                <text:p text:style-name="P47">Ask teacher for req_action</text:p>
              </text:list-item>
              <text:list-item>
                <text:p text:style-name="P49">update Index.php to make req_action work. <text:span text:style-name="T13">It worked.</text:span></text:p>
              </text:list-item>
              <text:list-item>
                <text:p text:style-name="P47">Update cart controller with req_action</text:p>
              </text:list-item>
              <text:list-item>
                <text:p text:style-name="P48">add $msg for positi<text:span text:style-name="T12">v</text:span>e message</text:p>
              </text:list-item>
              <text:list-item>
                <text:p text:style-name="P50">update model cart</text:p>
              </text:list-item>
            </text:list>
          </table:table-cell>
        </table:table-row>
        <table:table-row>
          <table:table-cell table:style-name="Tableau3.A2" office:value-type="string">
            <text:p text:style-name="P15">Mercredi <text:span text:style-name="T11">22</text:span>/04/2020</text:p>
          </table:table-cell>
          <table:table-cell table:style-name="Tableau3.B2" office:value-type="string">
            <text:p text:style-name="P15">Jeudi <text:span text:style-name="T11">23</text:span>/04/2020</text:p>
          </table:table-cell>
        </table:table-row>
        <table:table-row table:style-name="Tableau3.4">
          <table:table-cell table:style-name="Tableau3.A2" office:value-type="string">
            <text:list xml:id="list1947116741" text:style-name="L11">
              <text:list-item>
                <text:p text:style-name="P58">Update model cart, model article, controller cart and view cart. </text:p>
              </text:list-item>
              <text:list-item>
                <text:p text:style-name="P58">Add an if to suppress the button buy for people that are not connected.</text:p>
              </text:list-item>
              <text:list-item>
                <text:p text:style-name="P59">Add Delete order from the cart</text:p>
              </text:list-item>
            </text:list>
          </table:table-cell>
          <table:table-cell table:style-name="Tableau3.B2" office:value-type="string">
            <text:list xml:id="list807540078" text:style-name="L8">
              <text:list-header>
                <text:p text:style-name="P44"/>
              </text:list-header>
            </text:list>
          </table:table-cell>
        </table:table-row>
        <table:table-row table:style-name="Tableau3.5">
          <table:table-cell table:style-name="Tableau3.A2" office:value-type="string">
            <text:p text:style-name="P15">Vendredi <text:span text:style-name="T11">24</text:span>/04/2020</text:p>
          </table:table-cell>
          <table:table-cell table:style-name="Tableau3.B2" office:value-type="string">
            <text:p text:style-name="P62">Week end</text:p>
          </table:table-cell>
        </table:table-row>
        <table:table-row table:style-name="Tableau3.6">
          <table:table-cell table:style-name="Tableau3.A2" office:value-type="string">
            <text:list xml:id="list3011637297" text:style-name="L9">
              <text:list-header>
                <text:p text:style-name="P31"/>
                <text:p text:style-name="P35"/>
              </text:list-header>
            </text:list>
          </table:table-cell>
          <table:table-cell table:style-name="Tableau3.B2" office:value-type="string">
            <text:p text:style-name="P38"/>
          </table:table-cell>
        </table:table-row>
      </table:table>
      <text:p text:style-name="P9"/>
      <text:p text:style-name="P8">TODO</text:p>
      <text:p text:style-name="P12"/>
      <text:list xml:id="list1037108302" text:style-name="L7">
        <text:list-item>
          <text:p text:style-name="P3"><text:span text:style-name="Source_20_Text"><text:span text:style-name="T8">Faire en sorte que lorsque quelqu’un créé son compte, il se connecte directement</text:span></text:span></text:p>
        </text:list-item>
      </text:list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22T12:30:29.044000000</dc:date>
    <meta:editing-duration>P1DT16H29M47S</meta:editing-duration>
    <meta:editing-cycles>85</meta:editing-cycles>
    <meta:generator>LibreOffice/6.0.6.2$Windows_X86_64 LibreOffice_project/0c292870b25a325b5ed35f6b45599d2ea4458e77</meta:generator>
    <meta:document-statistic meta:table-count="3" meta:image-count="0" meta:object-count="0" meta:page-count="3" meta:paragraph-count="75" meta:word-count="420" meta:character-count="2201" meta:non-whitespace-character-count="1888"/>
  </office:meta>
</office:document-meta>
</file>